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30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fe7d7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bbe33d"/>
    </style:style>
    <style:style style:name="ce34" style:family="table-cell" style:parent-style-name="Default">
      <style:table-cell-properties fo:background-color="#bbe33d" fo:border="none"/>
    </style:style>
    <style:style style:name="ce35" style:family="table-cell" style:parent-style-name="Default">
      <style:table-cell-properties fo:background-color="#ffffa6" fo:border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7">
      <style:table-cell-properties fo:background-color="#fe7d7d"/>
    </style:style>
    <style:style style:name="ce38" style:family="table-cell" style:parent-style-name="Default" style:data-style-name="N37">
      <style:table-cell-properties fo:background-color="#ffffa6"/>
    </style:style>
    <style:style style:name="ce39" style:family="table-cell" style:parent-style-name="Default" style:data-style-name="N37">
      <style:table-cell-properties fo:background-color="#bbe33d"/>
    </style:style>
    <style:style style:name="ce40" style:family="table-cell" style:parent-style-name="Default" style:data-style-name="N37">
      <style:table-cell-properties fo:background-color="#bbe33d" fo:border="none"/>
    </style:style>
    <style:style style:name="ce41" style:family="table-cell" style:parent-style-name="Default" style:data-style-name="N37">
      <style:table-cell-properties fo:background-color="#ffffa6" fo:border="none"/>
    </style:style>
    <style:style style:name="ce42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44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33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9"/>
        <table:table-column table:style-name="co8" table:default-cell-style-name="ce44"/>
        <table:table-column table:style-name="co9" table:default-cell-style-name="ce33"/>
        <table:table-column table:style-name="co10" table:default-cell-style-name="ce28"/>
        <table:table-column table:style-name="co11" table:default-cell-style-name="ce4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5" office:value-type="string" calcext:value-type="string">
            <text:p>FASE</text:p>
          </table:table-cell>
          <table:table-cell table:style-name="ce30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ASIGNADO A</text:p>
          </table:table-cell>
          <table:table-cell table:style-name="ce25" office:value-type="string" calcext:value-type="string">
            <text:p>ESTADO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25" office:value-type="string" calcext:value-type="string">
            <text:p>TOTALES</text:p>
          </table:table-cell>
          <table:table-cell table:style-name="ce45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una idea</text:p>
          </table:table-cell>
          <table:table-cell table:style-name="ce26" office:value-type="string" calcext:value-type="string">
            <text:p>Definir una idea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8" calcext:value-type="date">
            <text:p>18/04/22</text:p>
          </table:table-cell>
          <table:table-cell table:style-name="ce42" office:value-type="date" office:date-value="2022-04-19" calcext:value-type="date">
            <text:p>19/04/22</text:p>
          </table:table-cell>
          <table:table-cell table:style-name="ce31" office:value-type="float" office:value="6" calcext:value-type="float">
            <text:p>6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funcionalidades</text:p>
          </table:table-cell>
          <table:table-cell table:style-name="ce26" office:value-type="string" calcext:value-type="string">
            <text:p>Definir funcionalidades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9" calcext:value-type="date">
            <text:p>19/04/22</text:p>
          </table:table-cell>
          <table:table-cell table:style-name="ce42" office:value-type="date" office:date-value="2022-04-20" calcext:value-type="date">
            <text:p>20/04/22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asos de Uso</text:p>
          </table:table-cell>
          <table:table-cell table:style-name="ce27" office:value-type="string" calcext:value-type="string">
            <text:p>Concretar las funcional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/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2" calcext:value-type="float">
            <text:p>2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ER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3" calcext:value-type="float">
            <text:p>3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lases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1" calcext:value-type="date">
            <text:p>21/04/22</text:p>
          </table:table-cell>
          <table:table-cell table:style-name="ce43" office:value-type="date" office:date-value="2022-04-21" calcext:value-type="date">
            <text:p>21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Lista actividades app</text:p>
          </table:table-cell>
          <table:table-cell table:style-name="ce27" office:value-type="string" calcext:value-type="string">
            <text:p>Concretar las Activ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2" calcext:value-type="date">
            <text:p>22/04/22</text:p>
          </table:table-cell>
          <table:table-cell table:style-name="ce43" office:value-type="date" office:date-value="2022-04-22" calcext:value-type="date">
            <text:p>22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5" calcext:value-type="date">
            <text:p>25/04/22</text:p>
          </table:table-cell>
          <table:table-cell table:style-name="ce43" office:value-type="date" office:date-value="2022-04-25" calcext:value-type="date">
            <text:p>25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rear Lógica de Negocio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orreccion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5" office:value-type="string" calcext:value-type="string">
            <text:p>Wireframe</text:p>
          </table:table-cell>
          <table:table-cell table:style-name="ce27" office:value-type="string" calcext:value-type="string">
            <text:p>Diseñar el Wireframe</text:p>
          </table:table-cell>
          <table:table-cell table:style-name="ce35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41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5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5" calcext:value-type="float">
            <text:p>0,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Clases</text:p>
          </table:table-cell>
          <table:table-cell table:style-name="ce27" office:value-type="string" calcext:value-type="string">
            <text:p>Actualizar esquema Clases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el esquema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Default" table:number-columns-repeated="7"/>
          <table:table-cell table:style-name="Default" table:formula="of:=SUM([.I7:.I31])" office:value-type="float" office:value="39" calcext:value-type="float">
            <text:p>3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7"/>
        </table:table-row>
      </table:table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25" office:value-type="string" calcext:value-type="string">
            <text:p>SEMANA</text:p>
          </table:table-cell>
          <table:table-cell table:style-name="ce25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45" office:value-type="string" calcext:value-type="string">
            <text:p>COMENTARI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Sp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vesticacion Google Maps</text:p>
          </table:table-cell>
          <table:table-cell table:number-columns-repeated="6"/>
          <table:table-cell table:style-name="ce3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ion mapas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ueb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6:24:41.307019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8T16:52:44.598964726</dc:date>
    <meta:editing-duration>PT32M1S</meta:editing-duration>
    <meta:editing-cycles>6</meta:editing-cycles>
    <meta:document-statistic meta:table-count="2" meta:cell-count="215" meta:object-count="0"/>
  </office:meta>
</office:document-meta>
</file>